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bd3a1" officeooo:paragraph-rsid="000bd3a1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bd3a1" officeooo:paragraph-rsid="000bd3a1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bd3a1" officeooo:paragraph-rsid="000bd3a1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сов проект по СДА</text:p>
      <text:p text:style-name="P2">Изготвен от: Росен Русев №2412</text:p>
      <text:p text:style-name="P2"/>
      <text:p text:style-name="P3"><text:tab/>Курсовият проект представлява класическата игра на змиичка. Играе се със стрелките на клавиатурата, управлявайки посоката на движение на змията. Целта на играта е змията да изяде възможно най-много храна без да се ухапе себе си.</text:p>
      <text:p text:style-name="P3"><text:tab/>Използвани са две структури от данни: queue и hash set. Queue е използвано за запеметяване на позициите на змията, като всеки елемент представлява последователна позиция на всяка част от змията. Hash set е използван за съхраняване на уникалните позиции на храната, като това позволява и съществуването на повече от една храна едновременн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4T10:24:23.189640007</meta:creation-date>
    <dc:date>2025-06-04T10:38:43.078548941</dc:date>
    <meta:editing-duration>PT3M49S</meta:editing-duration>
    <meta:editing-cycles>1</meta:editing-cycles>
    <meta:document-statistic meta:table-count="0" meta:image-count="0" meta:object-count="0" meta:page-count="1" meta:paragraph-count="4" meta:word-count="96" meta:character-count="619" meta:non-whitespace-character-count="525"/>
    <meta:generator>LibreOffice/25.2.3.2$Linux_X86_64 LibreOffice_project/520$Build-2</meta:generator>
  </office:meta>
</office:document-meta>
</file>